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aylor Swift - Treacherous</text:p>
      <text:p text:style-name="Preformatted_20_Text"/>
      <text:p text:style-name="Preformatted_20_Text">Key: D</text:p>
      <text:p text:style-name="Preformatted_20_Text">Capo: 2nd fret</text:p>
      <text:p text:style-name="Preformatted_20_Text"/>
      <text:p text:style-name="Preformatted_20_Text">Preferred Key: D#</text:p>
      <text:p text:style-name="Preformatted_20_Text"/>
      <text:p text:style-name="Preformatted_20_Text">[Intro]</text:p>
      <text:p text:style-name="Preformatted_20_Text">&lt;C&gt;- &lt;G&gt;- <text:s text:c="9"/>.. ..</text:p>
      <text:p text:style-name="Preformatted_20_Text">&lt;Dm&gt;- &lt;F&gt;- <text:s text:c="8"/>.. ..</text:p>
      <text:p text:style-name="Preformatted_20_Text"/>
      <text:p text:style-name="Preformatted_20_Text">&lt;C&gt;- &lt;G&gt;- <text:s text:c="9"/>.. ..</text:p>
      <text:p text:style-name="Preformatted_20_Text">&lt;Dm&gt;- &lt;F&gt;- <text:s text:c="8"/>.. ..</text:p>
      <text:p text:style-name="Preformatted_20_Text"/>
      <text:p text:style-name="Preformatted_20_Text">[Verse]</text:p>
      <text:p text:style-name="Preformatted_20_Text">&lt;C&gt;- &lt;G&gt;- <text:s text:c="9"/>Put your lips close to mine</text:p>
      <text:p text:style-name="Preformatted_20_Text">&lt;Dm&gt;- &lt;F&gt;- <text:s text:c="8"/>As long as they don't touch</text:p>
      <text:p text:style-name="Preformatted_20_Text"/>
      <text:p text:style-name="Preformatted_20_Text">&lt;C&gt;- &lt;G&gt;- <text:s text:c="9"/>Out of focus, eye to eye</text:p>
      <text:p text:style-name="Preformatted_20_Text">&lt;Dm&gt;- &lt;F&gt;- <text:s text:c="8"/>Til the gravity's too much</text:p>
      <text:p text:style-name="Preformatted_20_Text"/>
      <text:p text:style-name="Preformatted_20_Text">&lt;C&gt;- &lt;G&gt;- <text:s text:c="9"/>And I'll do anything you say</text:p>
      <text:p text:style-name="Preformatted_20_Text">&lt;Dm&gt;- &lt;F&gt;- <text:s text:c="8"/>If you say it with your hands</text:p>
      <text:p text:style-name="Preformatted_20_Text"/>
      <text:p text:style-name="Preformatted_20_Text">&lt;C&gt;- &lt;G&gt;- <text:s text:c="9"/>And I'd be smart to walk away</text:p>
      <text:p text:style-name="Preformatted_20_Text">&lt;Dm&gt;- &lt;F&gt;- <text:s text:c="8"/><text:span text:style-name="T2">But </text:span>you're quicksand</text:p>
      <text:p text:style-name="Preformatted_20_Text"/>
      <text:p text:style-name="Preformatted_20_Text">[Chorus]</text:p>
      <text:p text:style-name="Preformatted_20_Text">&lt;C&gt;- &lt;G&gt;- <text:s text:c="9"/>This slope is treacherous</text:p>
      <text:p text:style-name="Preformatted_20_Text">&lt;Dm&gt;- &lt;F&gt;- <text:s text:c="8"/>This path is reckless</text:p>
      <text:p text:style-name="Preformatted_20_Text"/>
      <text:p text:style-name="Preformatted_20_Text">&lt;C&gt;- &lt;G&gt;- <text:s text:c="9"/>This slope is treacherous</text:p>
      <text:p text:style-name="Preformatted_20_Text">&lt;Dm&gt;- &lt;F&gt;- <text:s text:c="8"/>And I I I like it</text:p>
      <text:p text:style-name="Preformatted_20_Text"/>
      <text:p text:style-name="Preformatted_20_Text">[Interlude]</text:p>
      <text:p text:style-name="P1">&lt;C&gt;- &lt;C&gt;- <text:s text:c="9"/>.. ..</text:p>
      <text:p text:style-name="Preformatted_20_Text"/>
      <text:p text:style-name="Preformatted_20_Text">[Verse]</text:p>
      <text:p text:style-name="Preformatted_20_Text">&lt;C&gt;- &lt;G&gt;- <text:s text:c="9"/>I can't decide if it's a choice</text:p>
      <text:p text:style-name="Preformatted_20_Text">&lt;Dm&gt;- &lt;F&gt;- <text:s text:c="8"/>Getting swept away</text:p>
      <text:p text:style-name="Preformatted_20_Text"/>
      <text:p text:style-name="Preformatted_20_Text">&lt;C&gt;- &lt;G&gt;- <text:s text:c="9"/>I hear the sound of my own voice</text:p>
      <text:p text:style-name="Preformatted_20_Text">&lt;Dm&gt;- &lt;F&gt;- <text:s text:c="8"/>Asking you to stay</text:p>
      <text:p text:style-name="Preformatted_20_Text"/>
      <text:p text:style-name="Preformatted_20_Text">&lt;C&gt;- &lt;G&gt;- <text:s text:c="9"/>And all we are is skin and bone</text:p>
      <text:p text:style-name="Preformatted_20_Text">&lt;Dm&gt;- &lt;F&gt;- <text:s text:c="8"/>Trained to get along</text:p>
      <text:p text:style-name="Preformatted_20_Text"/>
      <text:p text:style-name="Preformatted_20_Text">&lt;C&gt;- &lt;G&gt;- <text:s text:c="9"/>Forever going with the flow</text:p>
      <text:p text:style-name="Preformatted_20_Text">&lt;Dm&gt;- &lt;F&gt;- <text:s text:c="8"/>But you're friction</text:p>
      <text:p text:style-name="Preformatted_20_Text"/>
      <text:p text:style-name="Preformatted_20_Text">[Chorus]</text:p>
      <text:p text:style-name="Preformatted_20_Text">&lt;C&gt;- &lt;G&gt;- <text:s text:c="9"/>This slope is treacherous</text:p>
      <text:p text:style-name="Preformatted_20_Text">&lt;Dm&gt;- &lt;F&gt;- <text:s text:c="8"/>This path is reckless</text:p>
      <text:p text:style-name="Preformatted_20_Text"/>
      <text:p text:style-name="Preformatted_20_Text">&lt;C&gt;- &lt;G&gt;- <text:s text:c="9"/>This slope is treacherous</text:p>
      <text:p text:style-name="Preformatted_20_Text">&lt;Dm&gt;- &lt;F&gt;- <text:s text:c="8"/>And I I I like it</text:p>
      <text:p text:style-name="Preformatted_20_Text"/>
      <text:p text:style-name="Preformatted_20_Text">[Bridge 1]</text:p>
      <text:p text:style-name="Preformatted_20_Text">&lt;G&gt;- &lt;Am&gt;- <text:s text:c="8"/>Two headlights shine through the sleepless night</text:p>
      <text:p text:style-name="Preformatted_20_Text">&lt;F&gt;--- <text:s text:c="12"/>And I will get you, get you alone</text:p>
      <text:p text:style-name="Preformatted_20_Text"/>
      <text:p text:style-name="Preformatted_20_Text">&lt;G&gt;- &lt;Am&gt;- <text:s text:c="8"/>Your name has echoed through my mind</text:p>
      <text:p text:style-name="Preformatted_20_Text">&lt;F&gt;--- <text:s text:c="12"/>And I just think you should, think you should know</text:p>
      <text:p text:style-name="Preformatted_20_Text"/>
      <text:p text:style-name="Preformatted_20_Text"><text:soft-page-break/>&lt;G&gt;- &lt;Am&gt;- <text:s text:c="8"/>That nothing safe is worth the drive</text:p>
      <text:p text:style-name="Preformatted_20_Text">&lt;F&gt;--- <text:s text:c="12"/>And I would follow you, follow you home</text:p>
      <text:p text:style-name="Preformatted_20_Text"/>
      <text:p text:style-name="Preformatted_20_Text">&lt;G&gt;- &lt;Am&gt;- <text:s text:c="8"/>I'll follow you, follow you home</text:p>
      <text:p text:style-name="Preformatted_20_Text">&lt;F&gt;--- <text:s text:c="12"/>....</text:p>
      <text:p text:style-name="Preformatted_20_Text"/>
      <text:p text:style-name="Preformatted_20_Text">[Chorus 3]</text:p>
      <text:p text:style-name="Preformatted_20_Text">&lt;C&gt;- &lt;G&gt;- <text:s text:c="9"/>This hope is treacherous</text:p>
      <text:p text:style-name="Preformatted_20_Text">&lt;Dm&gt;- &lt;F&gt;- <text:s text:c="8"/>This daydream is dangerous</text:p>
      <text:p text:style-name="Preformatted_20_Text"/>
      <text:p text:style-name="Preformatted_20_Text">&lt;C&gt;- &lt;G&gt;- <text:s text:c="9"/>This <text:span text:style-name="T5">hope</text:span> is treacherous</text:p>
      <text:p text:style-name="Preformatted_20_Text">&lt;Dm&gt;- &lt;F&gt;- &lt;F&gt;- <text:s text:c="3"/>I I I, I I I, I I I</text:p>
      <text:p text:style-name="Preformatted_20_Text"/>
      <text:p text:style-name="Preformatted_20_Text">[Bridge 2]</text:p>
      <text:p text:style-name="Preformatted_20_Text">&lt;G&gt;- &lt;Am&gt;- <text:s text:c="8"/>Two headlights shine through the sleepless night</text:p>
      <text:p text:style-name="Preformatted_20_Text">&lt;F&gt;--- <text:s text:c="12"/>And I will get you, get you alone</text:p>
      <text:p text:style-name="Preformatted_20_Text"/>
      <text:p text:style-name="Preformatted_20_Text">&lt;G&gt;- &lt;Am&gt;- <text:s text:c="8"/>Your name has echoed through my mind</text:p>
      <text:p text:style-name="Preformatted_20_Text">&lt;F&gt;--- <text:s text:c="12"/>And I just think you should, think you should know</text:p>
      <text:p text:style-name="Preformatted_20_Text"/>
      <text:p text:style-name="Preformatted_20_Text">&lt;G&gt;- &lt;Am&gt;- <text:s text:c="8"/>That nothing safe is worth the drive</text:p>
      <text:p text:style-name="Preformatted_20_Text">&lt;F&gt;--- <text:s text:c="12"/>And I would follow you, follow you home</text:p>
      <text:p text:style-name="Preformatted_20_Text"/>
      <text:p text:style-name="Preformatted_20_Text">&lt;G&gt;- &lt;Am&gt;- <text:s text:c="8"/>I'll follow you, follow you home</text:p>
      <text:p text:style-name="Preformatted_20_Text">&lt;F&gt;--- <text:s text:c="12"/>I'll follow you, follow you home</text:p>
      <text:p text:style-name="Preformatted_20_Text"/>
      <text:p text:style-name="Preformatted_20_Text">&lt;G&gt;- &lt;Am&gt;- <text:s text:c="8"/>I'll follow you, follow you home</text:p>
      <text:p text:style-name="Preformatted_20_Text">&lt;F&gt;--- <text:s text:c="12"/>....</text:p>
      <text:p text:style-name="Preformatted_20_Text"/>
      <text:p text:style-name="Preformatted_20_Text">[Outro]</text:p>
      <text:p text:style-name="Preformatted_20_Text">&lt;C&gt;- &lt;G&gt;- <text:s text:c="9"/>This slope is treacherous</text:p>
      <text:p text:style-name="Preformatted_20_Text">&lt;Dm&gt;- &lt;F&gt;... <text:s text:c="6"/>I I I like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2T20:13:27.148241683</dc:date>
    <meta:editing-duration>PT10M5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407" meta:character-count="2513" meta:non-whitespace-character-count="1702"/>
  </office:meta>
</office:document-meta>
</file>